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T Sans" svg:font-family="'PT Sans'"/>
    <style:font-face style:name="PT Sans Narrow" svg:font-family="'PT Sans Narrow'"/>
    <style:font-face style:name="PT Sans Narrow1" svg:font-family="'PT Sans Narrow', sans-serif"/>
  </office:font-face-decls>
  <office:automatic-styles>
    <style:style style:name="P1" style:family="paragraph" style:parent-style-name="Heading_20_2">
      <style:text-properties fo:font-variant="normal" fo:text-transform="none" fo:color="#1d211f" loext:opacity="100%" style:font-name="PT Sans Narrow1" fo:font-size="12pt" fo:letter-spacing="normal" fo:font-style="normal" fo:font-weight="normal" officeooo:rsid="0002dcfa" officeooo:paragraph-rsid="0002dcfa"/>
    </style:style>
    <style:style style:name="P2" style:family="paragraph" style:parent-style-name="Standard">
      <style:text-properties officeooo:rsid="0002dcfa" officeooo:paragraph-rsid="0002dcfa"/>
    </style:style>
    <style:style style:name="P3" style:family="paragraph" style:parent-style-name="Standard">
      <style:text-properties fo:font-variant="normal" fo:text-transform="none" fo:color="#5d6d6f" loext:opacity="100%" style:font-name="PT Sans" fo:font-size="12pt" fo:letter-spacing="normal" fo:font-style="normal" fo:font-weight="normal" officeooo:rsid="0002dcfa" officeooo:paragraph-rsid="0002dcfa"/>
    </style:style>
    <style:style style:name="P4" style:family="paragraph" style:parent-style-name="Standard">
      <style:text-properties fo:font-variant="normal" fo:text-transform="none" fo:color="#1d211f" loext:opacity="100%" style:font-name="PT Sans Narrow1" fo:font-size="12pt" fo:letter-spacing="normal" fo:font-style="normal" fo:font-weight="normal" officeooo:rsid="0002dcfa" officeooo:paragraph-rsid="0002dcfa"/>
    </style:style>
    <style:style style:name="P5" style:family="paragraph" style:parent-style-name="Text_20_body" style:list-style-name="L1">
      <style:paragraph-properties fo:margin-left="0cm" fo:margin-right="0cm" fo:margin-top="0cm" fo:margin-bottom="0cm" style:contextual-spacing="false" fo:line-height="150%" fo:text-align="start" style:justify-single-word="false" fo:orphans="2" fo:widows="2" fo:text-indent="0cm" style:auto-text-indent="false" fo:padding-left="0cm" fo:padding-right="0cm" fo:padding-top="0cm" fo:padding-bottom="0.132cm" fo:border-left="none" fo:border-right="none" fo:border-top="none" fo:border-bottom="0.06pt solid #e7e9e7"/>
      <style:text-properties fo:font-variant="normal" fo:text-transform="none" fo:color="#1d211f" loext:opacity="100%" style:font-name="PT Sans" fo:font-size="12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150%" fo:text-align="start" style:justify-single-word="false" fo:orphans="2" fo:widows="2" fo:text-indent="0cm" style:auto-text-indent="false" fo:padding-left="0cm" fo:padding-right="0cm" fo:padding-top="0cm" fo:padding-bottom="0.132cm" fo:border-left="none" fo:border-right="none" fo:border-top="none" fo:border-bottom="0.06pt solid #e7e9e7"/>
      <style:text-properties fo:font-variant="normal" fo:text-transform="none" fo:color="#1d211f" loext:opacity="100%" style:font-name="PT Sans" fo:font-size="12pt" fo:letter-spacing="normal" fo:font-style="normal" fo:font-weight="normal"/>
    </style:style>
    <style:style style:name="P7" style:family="paragraph" style:parent-style-name="Text_20_body" style:list-style-name="L3">
      <style:paragraph-properties fo:margin-left="0cm" fo:margin-right="0cm" fo:margin-top="0cm" fo:margin-bottom="0cm" style:contextual-spacing="false" fo:line-height="150%" fo:text-align="start" style:justify-single-word="false" fo:orphans="2" fo:widows="2" fo:text-indent="0cm" style:auto-text-indent="false" fo:padding-left="0cm" fo:padding-right="0cm" fo:padding-top="0cm" fo:padding-bottom="0.132cm" fo:border-left="none" fo:border-right="none" fo:border-top="none" fo:border-bottom="0.06pt solid #e7e9e7"/>
      <style:text-properties fo:font-variant="normal" fo:text-transform="none" fo:color="#1d211f" loext:opacity="100%" style:font-name="PT Sans" fo:font-size="12pt" fo:letter-spacing="normal" fo:font-style="normal" fo:font-weight="normal"/>
    </style:style>
    <style:style style:name="P8" style:family="paragraph" style:parent-style-name="Text_20_body">
      <style:paragraph-properties fo:margin-top="0cm" fo:margin-bottom="0.247cm" style:contextual-spacing="false" fo:line-height="150%" fo:text-align="start" style:justify-single-word="false" fo:orphans="2" fo:widows="2"/>
      <style:text-properties fo:font-variant="normal" fo:text-transform="none" fo:color="#1d211f" loext:opacity="100%" style:font-name="PT Sans" fo:letter-spacing="normal" fo:font-style="normal" fo:font-weight="normal"/>
    </style:style>
    <style:style style:name="P9" style:family="paragraph" style:parent-style-name="Text_20_body">
      <style:paragraph-properties fo:margin-left="0cm" fo:margin-right="0cm" fo:margin-top="0.397cm" fo:margin-bottom="0.397cm" style:contextual-spacing="false" fo:line-height="140%" fo:text-align="start" style:justify-single-word="false" fo:orphans="2" fo:widows="2" fo:text-indent="0cm" style:auto-text-indent="false"/>
      <style:text-properties fo:font-variant="normal" fo:text-transform="none" fo:color="#1d211f" loext:opacity="100%" style:font-name="PT Sans Narrow1" fo:letter-spacing="normal" fo:font-style="normal" fo:font-weight="normal"/>
    </style:style>
    <style:style style:name="P10" style:family="paragraph" style:parent-style-name="Text_20_body">
      <style:paragraph-properties fo:margin-left="0cm" fo:margin-right="0cm" fo:margin-top="0.397cm" fo:margin-bottom="0.397cm" style:contextual-spacing="false" fo:line-height="150%" fo:text-align="start" style:justify-single-word="false" fo:orphans="2" fo:widows="2" fo:text-indent="0cm" style:auto-text-indent="false"/>
      <style:text-properties fo:font-variant="normal" fo:text-transform="none" fo:color="#1d211f" loext:opacity="100%" style:font-name="PT Sans Narrow" fo:letter-spacing="normal" fo:font-style="normal" fo:font-weight="bold"/>
    </style:style>
    <style:style style:name="P11" style:family="paragraph" style:parent-style-name="Text_20_body">
      <style:paragraph-properties fo:margin-top="0cm" fo:margin-bottom="0.247cm" style:contextual-spacing="false" fo:line-height="150%" fo:text-align="start" style:justify-single-word="false" fo:orphans="2" fo:widows="2"/>
      <style:text-properties fo:font-variant="normal" fo:text-transform="none" fo:color="#1d211f" loext:opacity="100%" fo:letter-spacing="normal"/>
    </style:style>
    <style:style style:name="P12" style:family="paragraph" style:parent-style-name="Text_20_body">
      <style:paragraph-properties fo:margin-top="0cm" fo:margin-bottom="0.247cm" style:contextual-spacing="false" fo:line-height="150%" fo:text-align="center" style:justify-single-word="false" fo:orphans="2" fo:widows="2"/>
      <style:text-properties fo:font-variant="normal" fo:text-transform="none" fo:color="#1d211f" loext:opacity="100%" fo:letter-spacing="normal"/>
    </style:style>
    <style:style style:name="P13" style:family="paragraph" style:parent-style-name="Text_20_body" style:list-style-name="L1">
      <style:paragraph-properties fo:margin-left="0cm" fo:margin-right="0cm" fo:margin-top="0cm" fo:margin-bottom="0cm" style:contextual-spacing="false" fo:line-height="150%" fo:text-align="start" style:justify-single-word="false" fo:orphans="2" fo:widows="2" fo:text-indent="0cm" style:auto-text-indent="false" fo:padding-left="0cm" fo:padding-right="0cm" fo:padding-top="0cm" fo:padding-bottom="0.132cm" fo:border-left="none" fo:border-right="none" fo:border-top="none" fo:border-bottom="0.06pt solid #e7e9e7"/>
    </style:style>
    <style:style style:name="P14" style:family="paragraph" style:parent-style-name="Text_20_body" style:list-style-name="L2">
      <style:paragraph-properties fo:margin-left="0cm" fo:margin-right="0cm" fo:margin-top="0cm" fo:margin-bottom="0cm" style:contextual-spacing="false" fo:line-height="150%" fo:text-align="start" style:justify-single-word="false" fo:orphans="2" fo:widows="2" fo:text-indent="0cm" style:auto-text-indent="false" fo:padding-left="0cm" fo:padding-right="0cm" fo:padding-top="0cm" fo:padding-bottom="0.132cm" fo:border-left="none" fo:border-right="none" fo:border-top="none" fo:border-bottom="0.06pt solid #e7e9e7"/>
    </style:style>
    <style:style style:name="P15" style:family="paragraph" style:parent-style-name="Text_20_body" style:list-style-name="L3">
      <style:paragraph-properties fo:margin-left="0cm" fo:margin-right="0cm" fo:margin-top="0cm" fo:margin-bottom="0cm" style:contextual-spacing="false" fo:line-height="150%" fo:text-align="start" style:justify-single-word="false" fo:orphans="2" fo:widows="2" fo:text-indent="0cm" style:auto-text-indent="false" fo:padding-left="0cm" fo:padding-right="0cm" fo:padding-top="0cm" fo:padding-bottom="0.132cm" fo:border-left="none" fo:border-right="none" fo:border-top="none" fo:border-bottom="0.06pt solid #e7e9e7"/>
    </style:style>
    <style:style style:name="T1" style:family="text">
      <style:text-properties style:font-name="PT Sans" fo:font-style="normal" fo:font-weight="normal"/>
    </style:style>
    <style:style style:name="T2" style:family="text">
      <style:text-properties fo:font-variant="normal" fo:text-transform="none" fo:color="#1d211f" loext:opacity="100%" style:font-name="PT Sans" fo:font-size="12pt" fo:letter-spacing="normal"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1d211f" loext:opacity="100%" style:font-name="PT Sans" fo:font-size="12pt" fo:letter-spacing="normal"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Торт эстерхази</text:p>
      <text:p text:style-name="P2"/>
      <text:p text:style-name="P2"/>
      <text:p text:style-name="P3">Название торта Эстерхази связано со старинным венгерским княжеским родом. Некоторые полагают, что десерт был изобретен одним из представителей этой фамилии, который якобы увлекался кулинарией. Однако такая легенда кажется утопической: вряд ли знатный человек в принципе мог появляться на кухне. Поэтому нам больше нравится версия о том, что торт когда-то был приготовлен кондитером, служившим на княжеской кухне, к празднованию именин одного из юных Эстерхази. Имя кулинара, к сожалению, кануло в Лету, зато сам десерт живет по сей день и пользуется невероятной популярностью во всем мире. Однако если вы хотите попробовать лучшую версию торта Эстерхази, отправляйтесь в Венгрию или Австрию: местные кондитеры воспроизводят традиционный рецепт просто безупречно!</text:p>
      <text:p text:style-name="P3"/>
      <text:p text:style-name="P3"/>
      <text:p text:style-name="P4">ИНГРЕДИЕНТЫ</text:p>
      <text:list xml:id="list3617922303" text:style-name="L1">
        <text:list-item>
          <text:p text:style-name="P5">мука – 3 ст.л.</text:p>
        </text:list-item>
        <text:list-item>
          <text:p text:style-name="P13"><text:a xlink:type="simple" xlink:href="https://www.gastronom.ru/product/sahar-784" text:style-name="Internet_20_link" text:visited-style-name="Visited_20_Internet_20_Link"><text:span text:style-name="T2">сахар</text:span></text:a><text:span text:style-name="T3"> – 1 ст.</text:span></text:p>
        </text:list-item>
        <text:list-item>
          <text:p text:style-name="P5">свежие яичные белки – 8 шт.</text:p>
        </text:list-item>
        <text:list-item>
          <text:p text:style-name="P13"><text:a xlink:type="simple" xlink:href="https://www.gastronom.ru/product/orehi-188" text:style-name="Internet_20_link" text:visited-style-name="Visited_20_Internet_20_Link"><text:span text:style-name="T2">грецкие орехи</text:span></text:a><text:span text:style-name="T3"> очищенные – 200 г</text:span></text:p>
        </text:list-item>
        <text:list-item>
          <text:p text:style-name="P13"><text:span text:style-name="T3">щепотка </text:span><text:a xlink:type="simple" xlink:href="https://www.gastronom.ru/product/korica-877" text:style-name="Internet_20_link" text:visited-style-name="Visited_20_Internet_20_Link"><text:span text:style-name="T2">корицы</text:span></text:a></text:p>
        </text:list-item>
        <text:list-item>
          <text:p text:style-name="P5">соль</text:p>
        </text:list-item>
      </text:list>
      <text:p text:style-name="P9">Для глазури:</text:p>
      <text:list xml:id="list1238771995" text:style-name="L2">
        <text:list-item>
          <text:p text:style-name="P14"><text:a xlink:type="simple" xlink:href="https://www.gastronom.ru/product/shokolad-191" text:style-name="Internet_20_link" text:visited-style-name="Visited_20_Internet_20_Link"><text:span text:style-name="T2">белый шоколад</text:span></text:a><text:span text:style-name="T3"> – 200 г</text:span></text:p>
        </text:list-item>
        <text:list-item>
          <text:p text:style-name="P14"><text:a xlink:type="simple" xlink:href="https://www.gastronom.ru/product/shokolad-191" text:style-name="Internet_20_link" text:visited-style-name="Visited_20_Internet_20_Link"><text:span text:style-name="T2">шоколад</text:span></text:a><text:span text:style-name="T3"> темный – 50 г</text:span></text:p>
        </text:list-item>
        <text:list-item>
          <text:p text:style-name="P14"><text:a xlink:type="simple" xlink:href="https://www.gastronom.ru/product/molochnye-produkty-11" text:style-name="Internet_20_link" text:visited-style-name="Visited_20_Internet_20_Link"><text:span text:style-name="T2">сливки</text:span></text:a><text:span text:style-name="T3"> жирностью 33-35% – 2 ст.л.</text:span></text:p>
        </text:list-item>
        <text:list-item>
          <text:p text:style-name="P6">миндальная стружка для обсыпки</text:p>
        </text:list-item>
      </text:list>
      <text:p text:style-name="P9">Для крема:</text:p>
      <text:list xml:id="list1684699555" text:style-name="L3">
        <text:list-item>
          <text:p text:style-name="P7">яйцо (желток) – 4 шт.</text:p>
        </text:list-item>
        <text:list-item>
          <text:p text:style-name="P7">вареное сгущенное молоко – 1/4 ст.</text:p>
        </text:list-item>
        <text:list-item>
          <text:p text:style-name="P7">вишневая водка кирш – 2 ст.л.</text:p>
        </text:list-item>
        <text:list-item>
          <text:p text:style-name="P15"><text:a xlink:type="simple" xlink:href="https://www.gastronom.ru/product/moloko-3" text:style-name="Internet_20_link" text:visited-style-name="Visited_20_Internet_20_Link"><text:span text:style-name="T2">молоко</text:span></text:a><text:span text:style-name="T3"> – 0,5 ст.</text:span></text:p>
        </text:list-item>
        <text:list-item>
          <text:p text:style-name="P15"><text:a xlink:type="simple" xlink:href="https://www.gastronom.ru/product/sahar-784" text:style-name="Internet_20_link" text:visited-style-name="Visited_20_Internet_20_Link"><text:span text:style-name="T2">сахар</text:span></text:a><text:span text:style-name="T3"> – 3/4 ст.</text:span></text:p>
        </text:list-item>
        <text:list-item>
          <text:p text:style-name="P7">молоко кокосовое – 0,5 ст.</text:p>
        </text:list-item>
        <text:list-item>
          <text:p text:style-name="P15"><text:a xlink:type="simple" xlink:href="https://www.gastronom.ru/product/molochnye-produkty-11" text:style-name="Internet_20_link" text:visited-style-name="Visited_20_Internet_20_Link"><text:span text:style-name="T2">масло сливочное</text:span></text:a><text:span text:style-name="T3"> – 300 г</text:span></text:p>
        </text:list-item>
        <text:list-item>
          <text:p text:style-name="P7">сахар ванильный – 3 ч.л.</text:p>
        </text:list-item>
        <text:list-item>
          <text:p text:style-name="P7"><text:soft-page-break/>абрикосовый джем – 2 ст.л.</text:p>
        </text:list-item>
      </text:list>
      <text:p text:style-name="P3"/>
      <text:p text:style-name="P3"/>
      <text:p text:style-name="P3"/>
      <text:h text:style-name="P1" text:outline-level="2">ПОШАГОВЫЙ РЕЦЕПТ ПРИГОТОВЛЕНИЯ</text:h>
      <text:p text:style-name="P10">Шаг 1</text:p>
      <text:p text:style-name="P12"/>
      <text:p text:style-name="P8">Приготовить тесто для коржей торта. Взбить миксером охлажденные белки со щепоткой соли в крепкую пену. Продолжая взбивать, постепенно, по одной столовой ложке, добавить сахар. Взбивать до образования стойкой блестящей пены, которая не выпадает из перевернутой вверх дном миски.</text:p>
      <text:p text:style-name="P10">Шаг 2</text:p>
      <text:p text:style-name="P12"/>
      <text:p text:style-name="P8">Орехи измельчить в блендере в муку. Если крошка получается слишком крупной, насыпать ее на выстланный пергаментом противень и подсушить при 150°С, 10 мин., затем еще раз смолоть. Постепенно добавить ореховую муку к белкам вместе с корицей и мукой, аккуратно перемешивая силиконовой лопаткой снизу вверх.</text:p>
      <text:p text:style-name="P10">Шаг 3</text:p>
      <text:p text:style-name="P12"/>
      <text:p text:style-name="P8">При помощи круглой формы диаметром 24 см мягким простым карандашом нарисовать на пергаменте 6 шаблонов для основы для торта, располагая их в 3–4 см друг от друга – чтобы во время выкладывания теста и выпекания будущие коржи не мешали друг другу.</text:p>
      <text:p text:style-name="P10">Шаг 4</text:p>
      <text:p text:style-name="P11"><text:span text:style-name="T1">Ровным тонким слоем распределить по кругам белковую массу при помощи ножа с длинным лезвием или кондитерской металлической лопатки. Выпекать коржи в разогретой до 140–150 °С духовке до светло-</text:span><text:soft-page-break/><text:span text:style-name="T1">коричневого цвета, 18–20 мин. Затем достать из духовки, при необходимости подровнять края ножом и остудить.</text:span></text:p>
      <text:p text:style-name="P10">Шаг 5</text:p>
      <text:p text:style-name="P12"/>
      <text:p text:style-name="P8">Для крема торта кокосовое и коровье молоко очень тщательно смешать миксером, чтобы не оставалось сгустков кокосового молока. 1/3 молока взбить поочередно с сахаром, желтками и ванильным сахаром до однородности.</text:p>
      <text:p text:style-name="P10">Шаг 6</text:p>
      <text:p text:style-name="P12"/>
      <text:p text:style-name="P8">Оставшееся молоко на слабом огне довести до кипения в кастрюле с толстым дном. Осторожно ввести приготовленную в шаге 5 желтковую смесь в кипящее молоко, постоянно помешивая венчиком. Еще раз довести до кипения, снять с огня, охладить и поместить в холодильник на 1 ч.</text:p>
      <text:p text:style-name="P10">Шаг 7</text:p>
      <text:p text:style-name="P12"/>
      <text:p text:style-name="P8">Мягкое сливочное масло взбить с вареной сгущенкой, по одной столовой ложке постепенно ввести в крем для торта, добавить вишневую водку или ликер и взбить до однородности. Охладить.</text:p>
      <text:p text:style-name="P10">Шаг 8</text:p>
      <text:p text:style-name="P12"/>
      <text:p text:style-name="P8">Смазать охлажденным кремом 5 коржей, а шестой покрыть сверху тонким слоем джема, нагретого на водяной бане. Растопить белый шоколад на водяной бане, перемешать со сливками до однородности, покрыть торт поверх джема, пока шоколад еще горячий. Слегка охладить.</text:p>
      <text:p text:style-name="P10">Шаг 9</text:p>
      <text:p text:style-name="P12"><text:soft-page-break/></text:p>
      <text:p text:style-name="P8">Когда поверхность торта немного схватится, растопить темный шоколад на водяной бане или в микроволновке, налить его в фунтик, свернутый из пергамента, срезать кончик фунтика и нарисовать шоколадом спираль по белому верху торта, работая от центра к краю.</text:p>
      <text:p text:style-name="P10">Шаг 10</text:p>
      <text:p text:style-name="P12"/>
      <text:p text:style-name="P8">Сразу провести кончиком ножа по спирали, работая от центра к краям торта. Повторить то же действие 8 раз, разделив торт на 8 сегментов. Вновь разделить каждый сегмент, но теперь двигаться от края к центру. У вас на торте появятся «перышки».</text:p>
      <text:p text:style-name="P10">Шаг 11</text:p>
      <text:p text:style-name="P12"/>
      <text:p text:style-name="P8">Обсыпать бока торта Эстерхази миндальной стружкой, слегка приподнимая и наклоняя его; поместить десерт в холодильник на 12 ч. Перед подачей вынуть за 10–15 мин.</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T Sans" svg:font-family="'PT Sans'"/>
    <style:font-face style:name="PT Sans Narrow" svg:font-family="'PT Sans Narrow'"/>
    <style:font-face style:name="PT Sans Narrow1" svg:font-family="'PT Sans Narrow',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3T09:00:57.039725620</meta:creation-date>
    <dc:date>2023-10-13T09:05:37.203460620</dc:date>
    <meta:editing-duration>PT4M41S</meta:editing-duration>
    <meta:editing-cycles>1</meta:editing-cycles>
    <meta:document-statistic meta:table-count="0" meta:image-count="0" meta:object-count="0" meta:page-count="4" meta:paragraph-count="47" meta:word-count="633" meta:character-count="4030" meta:non-whitespace-character-count="3450"/>
    <meta:generator>LibreOffice/7.3.7.2$Linux_X86_64 LibreOffice_project/30$Build-2</meta:generator>
  </office:meta>
</office:document-meta>
</file>